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beb83" officeooo:paragraph-rsid="000beb83"/>
    </style:style>
    <style:style style:name="P2" style:family="paragraph" style:parent-style-name="Standard">
      <style:text-properties style:font-name="Times New Roman" officeooo:rsid="000dc81d" officeooo:paragraph-rsid="000dc81d"/>
    </style:style>
    <style:style style:name="P3" style:family="paragraph" style:parent-style-name="Standard">
      <style:text-properties style:font-name="Times New Roman" officeooo:rsid="000e82af" officeooo:paragraph-rsid="000e82af"/>
    </style:style>
    <style:style style:name="P4" style:family="paragraph" style:parent-style-name="Standard">
      <style:text-properties style:font-name="Times New Roman" officeooo:rsid="0014c6fe" officeooo:paragraph-rsid="0014c6fe"/>
    </style:style>
    <style:style style:name="P5" style:family="paragraph" style:parent-style-name="Standard">
      <style:text-properties style:font-name="Times New Roman" officeooo:rsid="0015fb33" officeooo:paragraph-rsid="0015fb33"/>
    </style:style>
    <style:style style:name="P6" style:family="paragraph" style:parent-style-name="Standard">
      <style:text-properties style:font-name="Times New Roman" officeooo:rsid="0015fe08" officeooo:paragraph-rsid="0015fe08"/>
    </style:style>
    <style:style style:name="P7" style:family="paragraph" style:parent-style-name="Standard">
      <style:text-properties style:font-name="Times New Roman" officeooo:rsid="001c3c08" officeooo:paragraph-rsid="001c3c08"/>
    </style:style>
    <style:style style:name="P8" style:family="paragraph" style:parent-style-name="Standard">
      <style:text-properties style:font-name="Times New Roman" officeooo:rsid="001d3a96" officeooo:paragraph-rsid="001d3a96"/>
    </style:style>
    <style:style style:name="P9" style:family="paragraph" style:parent-style-name="Standard">
      <style:text-properties style:font-name="Times New Roman" fo:font-weight="normal" officeooo:rsid="00232783" officeooo:paragraph-rsid="00232783" style:font-weight-asian="normal" style:font-weight-complex="normal"/>
    </style:style>
    <style:style style:name="P10" style:family="paragraph" style:parent-style-name="Standard">
      <style:text-properties style:font-name="Times New Roman" fo:font-weight="normal" officeooo:rsid="0025e65a" officeooo:paragraph-rsid="0025e65a" style:font-weight-asian="normal" style:font-weight-complex="normal"/>
    </style:style>
    <style:style style:name="P11" style:family="paragraph" style:parent-style-name="Standard">
      <style:text-properties style:font-name="Times New Roman" fo:font-weight="normal" officeooo:rsid="00281d8f" officeooo:paragraph-rsid="00281d8f" style:font-weight-asian="normal" style:font-weight-complex="normal"/>
    </style:style>
    <style:style style:name="P12" style:family="paragraph" style:parent-style-name="Standard">
      <style:text-properties style:font-name="Times New Roman" fo:font-weight="normal" officeooo:rsid="00467062" officeooo:paragraph-rsid="00467062" style:font-weight-asian="normal" style:font-weight-complex="normal"/>
    </style:style>
    <style:style style:name="P13" style:family="paragraph" style:parent-style-name="Standard">
      <style:text-properties style:font-name="Times New Roman" fo:font-weight="normal" officeooo:rsid="0046d6aa" officeooo:paragraph-rsid="0046d6aa" style:font-weight-asian="normal" style:font-weight-complex="normal"/>
    </style:style>
    <style:style style:name="P14" style:family="paragraph" style:parent-style-name="Standard">
      <style:text-properties style:font-name="Times New Roman" fo:font-weight="normal" officeooo:rsid="004bd548" officeooo:paragraph-rsid="004bd548" style:font-weight-asian="normal" style:font-weight-complex="normal"/>
    </style:style>
    <style:style style:name="P15" style:family="paragraph" style:parent-style-name="Standard">
      <style:text-properties style:font-name="Times New Roman" fo:font-weight="normal" officeooo:rsid="004ced8c" officeooo:paragraph-rsid="004ced8c" style:font-weight-asian="normal" style:font-weight-complex="normal"/>
    </style:style>
    <style:style style:name="P16" style:family="paragraph" style:parent-style-name="Standard">
      <style:text-properties style:font-name="Times New Roman" fo:font-weight="bold" officeooo:rsid="0048c429" officeooo:paragraph-rsid="0048c429" style:font-weight-asian="bold" style:font-weight-complex="bold"/>
    </style:style>
    <style:style style:name="P17" style:family="paragraph" style:parent-style-name="Standard" style:list-style-name="L1">
      <style:text-properties style:font-name="Times New Roman" officeooo:rsid="000e82af" officeooo:paragraph-rsid="000e82af"/>
    </style:style>
    <style:style style:name="P18" style:family="paragraph" style:parent-style-name="Standard" style:list-style-name="L2">
      <style:text-properties style:font-name="Times New Roman" officeooo:paragraph-rsid="0015fe08"/>
    </style:style>
    <style:style style:name="P19" style:family="paragraph" style:parent-style-name="Standard" style:list-style-name="L3">
      <style:text-properties style:font-name="Times New Roman" officeooo:rsid="0018d216" officeooo:paragraph-rsid="0018d216"/>
    </style:style>
    <style:style style:name="P20" style:family="paragraph" style:parent-style-name="Standard" style:list-style-name="L2">
      <style:text-properties style:font-name="Times New Roman" officeooo:rsid="0015fe08" officeooo:paragraph-rsid="0015fe08"/>
    </style:style>
    <style:style style:name="P21" style:family="paragraph" style:parent-style-name="Standard" style:list-style-name="L4">
      <style:text-properties style:font-name="Times New Roman" fo:font-weight="bold" officeooo:rsid="001a9ff3" officeooo:paragraph-rsid="001a9ff3" style:font-weight-asian="bold" style:font-weight-complex="bold"/>
    </style:style>
    <style:style style:name="P22" style:family="paragraph" style:parent-style-name="Standard" style:list-style-name="L7">
      <style:text-properties style:font-name="Times New Roman" fo:font-weight="bold" officeooo:rsid="00281d8f" officeooo:paragraph-rsid="00281d8f" style:font-weight-asian="bold" style:font-weight-complex="bold"/>
    </style:style>
    <style:style style:name="P23" style:family="paragraph" style:parent-style-name="Standard" style:list-style-name="L7">
      <style:text-properties style:font-name="Times New Roman" fo:font-weight="bold" officeooo:rsid="0032d296" officeooo:paragraph-rsid="0032d296" style:font-weight-asian="bold" style:font-weight-complex="bold"/>
    </style:style>
    <style:style style:name="P24" style:family="paragraph" style:parent-style-name="Standard" style:list-style-name="L7">
      <style:text-properties style:font-name="Times New Roman" fo:font-weight="bold" officeooo:rsid="003aac21" officeooo:paragraph-rsid="003aac21" style:font-weight-asian="bold" style:font-weight-complex="bold"/>
    </style:style>
    <style:style style:name="P25" style:family="paragraph" style:parent-style-name="Standard" style:list-style-name="L7">
      <style:text-properties style:font-name="Times New Roman" fo:font-weight="bold" officeooo:rsid="0040cade" officeooo:paragraph-rsid="0040cade" style:font-weight-asian="bold" style:font-weight-complex="bold"/>
    </style:style>
    <style:style style:name="P26" style:family="paragraph" style:parent-style-name="Standard">
      <style:text-properties style:font-name="Times New Roman" fo:font-weight="bold" officeooo:rsid="0043ed38" officeooo:paragraph-rsid="0043ed38" style:font-weight-asian="bold" style:font-weight-complex="bold"/>
    </style:style>
    <style:style style:name="P27" style:family="paragraph" style:parent-style-name="Standard" style:list-style-name="L8">
      <style:text-properties style:font-name="Times New Roman" fo:font-weight="bold" officeooo:rsid="0048c429" officeooo:paragraph-rsid="0048c429" style:font-weight-asian="bold" style:font-weight-complex="bold"/>
    </style:style>
    <style:style style:name="P28" style:family="paragraph" style:parent-style-name="Standard" style:list-style-name="L9">
      <style:text-properties style:font-name="Times New Roman" fo:font-weight="bold" officeooo:rsid="004ced8c" officeooo:paragraph-rsid="004ced8c" style:font-weight-asian="bold" style:font-weight-complex="bold"/>
    </style:style>
    <style:style style:name="P29" style:family="paragraph" style:parent-style-name="Standard" style:list-style-name="L9">
      <style:text-properties style:font-name="Times New Roman" fo:font-weight="bold" officeooo:rsid="00555701" officeooo:paragraph-rsid="00555701" style:font-weight-asian="bold" style:font-weight-complex="bold"/>
    </style:style>
    <style:style style:name="P30" style:family="paragraph" style:parent-style-name="Standard" style:list-style-name="L5">
      <style:text-properties style:font-name="Times New Roman" officeooo:rsid="001c3c08" officeooo:paragraph-rsid="001c3c08"/>
    </style:style>
    <style:style style:name="P31" style:family="paragraph" style:parent-style-name="Standard" style:list-style-name="L6">
      <style:text-properties style:font-name="Times New Roman" officeooo:rsid="001db749" officeooo:paragraph-rsid="001db749"/>
    </style:style>
    <style:style style:name="P32" style:family="paragraph" style:parent-style-name="Standard" style:list-style-name="L6">
      <style:text-properties style:font-name="Times New Roman" fo:font-weight="normal" officeooo:rsid="00232783" officeooo:paragraph-rsid="00232783" style:font-weight-asian="normal" style:font-weight-complex="normal"/>
    </style:style>
    <style:style style:name="P33" style:family="paragraph" style:parent-style-name="Standard" style:list-style-name="L7">
      <style:text-properties style:font-name="Times New Roman" fo:font-weight="normal" officeooo:rsid="002c1035" officeooo:paragraph-rsid="002c1035" style:font-weight-asian="normal" style:font-weight-complex="normal"/>
    </style:style>
    <style:style style:name="P34" style:family="paragraph" style:parent-style-name="Standard" style:list-style-name="L7">
      <style:text-properties style:font-name="Times New Roman" fo:font-weight="normal" officeooo:rsid="004011a5" officeooo:paragraph-rsid="004011a5" style:font-weight-asian="normal" style:font-weight-complex="normal"/>
    </style:style>
    <style:style style:name="P35" style:family="paragraph" style:parent-style-name="Standard" style:list-style-name="L7">
      <style:text-properties style:font-name="Times New Roman" fo:font-weight="normal" officeooo:rsid="0040cade" officeooo:paragraph-rsid="0040cade" style:font-weight-asian="normal" style:font-weight-complex="normal"/>
    </style:style>
    <style:style style:name="P36" style:family="paragraph" style:parent-style-name="Standard" style:list-style-name="L7">
      <style:text-properties style:font-name="Times New Roman" fo:font-weight="normal" officeooo:rsid="0043ed38" officeooo:paragraph-rsid="0043ed38" style:font-weight-asian="normal" style:font-weight-complex="normal"/>
    </style:style>
    <style:style style:name="P37" style:family="paragraph" style:parent-style-name="Standard" style:list-style-name="L8">
      <style:text-properties style:font-name="Times New Roman" fo:font-weight="normal" officeooo:rsid="0046d6aa" officeooo:paragraph-rsid="0046d6aa" style:font-weight-asian="normal" style:font-weight-complex="normal"/>
    </style:style>
    <style:style style:name="P38" style:family="paragraph" style:parent-style-name="Standard" style:list-style-name="L8">
      <style:text-properties style:font-name="Times New Roman" fo:font-weight="normal" officeooo:rsid="00480fdd" officeooo:paragraph-rsid="00480fdd" style:font-weight-asian="normal" style:font-weight-complex="normal"/>
    </style:style>
    <style:style style:name="P39" style:family="paragraph" style:parent-style-name="Standard" style:list-style-name="L9">
      <style:text-properties style:font-name="Times New Roman" fo:font-weight="normal" officeooo:rsid="004ced8c" officeooo:paragraph-rsid="004ced8c" style:font-weight-asian="normal" style:font-weight-complex="normal"/>
    </style:style>
    <style:style style:name="P40" style:family="paragraph" style:parent-style-name="Standard" style:list-style-name="L9">
      <style:text-properties style:font-name="Times New Roman" fo:font-weight="normal" officeooo:rsid="00509ab5" officeooo:paragraph-rsid="00509ab5" style:font-weight-asian="normal" style:font-weight-complex="normal"/>
    </style:style>
    <style:style style:name="P41" style:family="paragraph" style:parent-style-name="Standard" style:list-style-name="L9">
      <style:text-properties style:font-name="Times New Roman" fo:font-weight="normal" officeooo:rsid="00573e3f" officeooo:paragraph-rsid="00573e3f" style:font-weight-asian="normal" style:font-weight-complex="normal"/>
    </style:style>
    <style:style style:name="P42" style:family="paragraph" style:parent-style-name="Standard" style:list-style-name="L9">
      <style:text-properties style:font-name="Times New Roman" fo:font-weight="normal" officeooo:rsid="00584bac" officeooo:paragraph-rsid="00584bac" style:font-weight-asian="normal" style:font-weight-complex="normal"/>
    </style:style>
    <style:style style:name="P43" style:family="paragraph" style:parent-style-name="Standard" style:list-style-name="L9">
      <style:text-properties style:font-name="Times New Roman" fo:font-weight="normal" officeooo:rsid="0059e7f2" officeooo:paragraph-rsid="0059e7f2" style:font-weight-asian="normal" style:font-weight-complex="normal"/>
    </style:style>
    <style:style style:name="P44" style:family="paragraph" style:parent-style-name="Standard" style:list-style-name="L9">
      <style:text-properties style:font-name="Times New Roman" fo:font-weight="normal" officeooo:rsid="005b0de9" officeooo:paragraph-rsid="005b0de9" style:font-weight-asian="normal" style:font-weight-complex="normal"/>
    </style:style>
    <style:style style:name="P45" style:family="paragraph" style:parent-style-name="Standard">
      <style:text-properties style:font-name="Times New Roman" fo:font-weight="normal" officeooo:rsid="005b0de9" officeooo:paragraph-rsid="005b0de9" style:font-weight-asian="normal" style:font-weight-complex="normal"/>
    </style:style>
    <style:style style:name="P46" style:family="paragraph" style:parent-style-name="Standard">
      <style:text-properties style:font-name="Times New Roman" fo:font-weight="normal" officeooo:rsid="00610cf5" officeooo:paragraph-rsid="00610cf5" style:font-weight-asian="normal" style:font-weight-complex="normal"/>
    </style:style>
    <style:style style:name="P47" style:family="paragraph" style:parent-style-name="Standard" style:list-style-name="L11">
      <style:text-properties style:font-name="Times New Roman" style:text-underline-style="solid" style:text-underline-width="auto" style:text-underline-color="font-color" fo:font-weight="bold" officeooo:rsid="0062d98a" officeooo:paragraph-rsid="0062d98a" style:font-weight-asian="bold" style:font-weight-complex="bold"/>
    </style:style>
    <style:style style:name="P48" style:family="paragraph" style:parent-style-name="Standard" style:list-style-name="L17">
      <style:text-properties style:font-name="Times New Roman" style:text-underline-style="none" fo:font-weight="normal" officeooo:rsid="006629fe" officeooo:paragraph-rsid="006629fe" style:font-weight-asian="normal" style:font-weight-complex="normal"/>
    </style:style>
    <style:style style:name="P49" style:family="paragraph" style:parent-style-name="Standard" style:list-style-name="L18">
      <style:text-properties style:font-name="Times New Roman" style:text-underline-style="none" fo:font-weight="normal" officeooo:rsid="00664126" officeooo:paragraph-rsid="00664126" style:font-weight-asian="normal" style:font-weight-complex="normal"/>
    </style:style>
    <style:style style:name="P50" style:family="paragraph" style:parent-style-name="Standard">
      <style:text-properties style:font-name="Times New Roman" style:text-underline-style="none" fo:font-weight="normal" officeooo:rsid="00664126" officeooo:paragraph-rsid="00664126" style:font-weight-asian="normal" style:font-weight-complex="normal"/>
    </style:style>
    <style:style style:name="P51" style:family="paragraph" style:parent-style-name="Standard" style:list-style-name="L19">
      <style:text-properties style:font-name="Times New Roman" style:text-underline-style="none" fo:font-weight="normal" officeooo:rsid="006856bc" officeooo:paragraph-rsid="006856bc" style:font-weight-asian="normal" style:font-weight-complex="normal"/>
    </style:style>
    <style:style style:name="P52" style:family="paragraph" style:parent-style-name="Standard">
      <style:text-properties style:font-name="Times New Roman" style:text-underline-style="none" fo:font-weight="normal" officeooo:rsid="006856bc" officeooo:paragraph-rsid="006856bc" style:font-weight-asian="normal" style:font-weight-complex="normal"/>
    </style:style>
    <style:style style:name="P53" style:family="paragraph" style:parent-style-name="Standard">
      <style:text-properties style:font-name="Times New Roman" officeooo:rsid="000beb83" officeooo:paragraph-rsid="000beb83"/>
    </style:style>
    <style:style style:name="P54" style:family="paragraph" style:parent-style-name="Standard" style:list-style-name="L11">
      <style:text-properties officeooo:paragraph-rsid="00610cf5"/>
    </style:style>
    <style:style style:name="P55" style:family="paragraph" style:parent-style-name="Standard">
      <style:text-properties officeooo:paragraph-rsid="0075413b"/>
    </style:style>
    <style:style style:name="P56" style:family="paragraph" style:parent-style-name="Standard" style:list-style-name="L21">
      <style:text-properties officeooo:paragraph-rsid="0075413b"/>
    </style:style>
    <style:style style:name="P57" style:family="paragraph" style:parent-style-name="Standard" style:list-style-name="L21">
      <style:text-properties officeooo:rsid="00770054" officeooo:paragraph-rsid="00770054"/>
    </style:style>
    <style:style style:name="P58" style:family="paragraph" style:parent-style-name="Standard">
      <style:text-properties officeooo:rsid="00770054" officeooo:paragraph-rsid="007899c7"/>
    </style:style>
    <style:style style:name="P59" style:family="paragraph" style:parent-style-name="Standard" style:list-style-name="L23">
      <style:text-properties officeooo:rsid="0078c824" officeooo:paragraph-rsid="0078c824"/>
    </style:style>
    <style:style style:name="P60" style:family="paragraph" style:parent-style-name="Standard" style:list-style-name="L23">
      <style:text-properties officeooo:rsid="00790652" officeooo:paragraph-rsid="00790652"/>
    </style:style>
    <style:style style:name="P61" style:family="paragraph" style:parent-style-name="Standard" style:list-style-name="L23">
      <style:text-properties officeooo:rsid="00796d59" officeooo:paragraph-rsid="00796d59"/>
    </style:style>
    <style:style style:name="P62" style:family="paragraph" style:parent-style-name="Standard">
      <style:text-properties officeooo:rsid="00796d59" officeooo:paragraph-rsid="00796d59"/>
    </style:style>
    <style:style style:name="P63" style:family="paragraph" style:parent-style-name="Standard">
      <style:text-properties officeooo:rsid="00796d59" officeooo:paragraph-rsid="007b1f7a"/>
    </style:style>
    <style:style style:name="P64" style:family="paragraph" style:parent-style-name="Standard" style:list-style-name="L24">
      <style:text-properties officeooo:rsid="007f7af9" officeooo:paragraph-rsid="007f7af9"/>
    </style:style>
    <style:style style:name="P65" style:family="paragraph" style:parent-style-name="Standard">
      <style:text-properties officeooo:rsid="007f7af9" officeooo:paragraph-rsid="007f7af9"/>
    </style:style>
    <style:style style:name="P66" style:family="paragraph" style:parent-style-name="Standard" style:list-style-name="L24">
      <style:text-properties fo:font-weight="bold" officeooo:rsid="007f7af9" officeooo:paragraph-rsid="007f7af9" style:font-weight-asian="bold" style:font-weight-complex="bold"/>
    </style:style>
    <style:style style:name="P67" style:family="paragraph" style:parent-style-name="Standard">
      <style:text-properties officeooo:rsid="0081b0ec" officeooo:paragraph-rsid="0081b0ec"/>
    </style:style>
    <style:style style:name="P68" style:family="paragraph" style:parent-style-name="Standard" style:list-style-name="L16">
      <style:paragraph-properties fo:margin-left="1.4772in" fo:margin-right="0in" fo:text-indent="-0.25in" style:auto-text-indent="false"/>
      <style:text-properties style:font-name="Times New Roman" fo:font-weight="normal" officeooo:rsid="00610cf5" officeooo:paragraph-rsid="0062d98a" style:font-weight-asian="normal" style:font-weight-complex="normal"/>
    </style:style>
    <style:style style:name="P69" style:family="paragraph" style:parent-style-name="Standard">
      <style:paragraph-properties fo:margin-left="0.4925in" fo:margin-right="0in" fo:text-indent="0in" style:auto-text-indent="false"/>
      <style:text-properties style:font-name="Times New Roman" fo:font-weight="normal" officeooo:rsid="00610cf5" officeooo:paragraph-rsid="0062d98a" style:font-weight-asian="normal" style:font-weight-complex="normal"/>
    </style:style>
    <style:style style:name="T1" style:family="text">
      <style:text-properties officeooo:rsid="000f68fe"/>
    </style:style>
    <style:style style:name="T2" style:family="text">
      <style:text-properties officeooo:rsid="0010feb2"/>
    </style:style>
    <style:style style:name="T3" style:family="text">
      <style:text-properties officeooo:rsid="0012e23a"/>
    </style:style>
    <style:style style:name="T4" style:family="text">
      <style:text-properties officeooo:rsid="0015fe08"/>
    </style:style>
    <style:style style:name="T5" style:family="text">
      <style:text-properties officeooo:rsid="0017952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2b1d" style:font-weight-asian="bold" style:font-weight-complex="bold"/>
    </style:style>
    <style:style style:name="T8" style:family="text">
      <style:text-properties fo:font-weight="bold" officeooo:rsid="002de3fd" style:font-weight-asian="bold" style:font-weight-complex="bold"/>
    </style:style>
    <style:style style:name="T9" style:family="text">
      <style:text-properties officeooo:rsid="00281d8f"/>
    </style:style>
    <style:style style:name="T10" style:family="text">
      <style:text-properties officeooo:rsid="002de3fd"/>
    </style:style>
    <style:style style:name="T11" style:family="text">
      <style:text-properties fo:font-weight="normal" officeooo:rsid="0039a14e" style:font-weight-asian="normal" style:font-weight-complex="normal"/>
    </style:style>
    <style:style style:name="T12" style:family="text">
      <style:text-properties officeooo:rsid="003cef3b"/>
    </style:style>
    <style:style style:name="T13" style:family="text">
      <style:text-properties officeooo:rsid="0040cade"/>
    </style:style>
    <style:style style:name="T14" style:family="text">
      <style:text-properties officeooo:rsid="0046d6aa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weight="normal" style:font-weight-asian="normal" style:font-weight-complex="normal"/>
    </style:style>
    <style:style style:name="T17" style:family="text">
      <style:text-properties style:font-name="Times New Roman" fo:font-weight="normal" officeooo:rsid="0074afdb" style:font-weight-asian="normal" style:font-weight-complex="normal"/>
    </style:style>
    <style:style style:name="T18" style:family="text">
      <style:text-properties style:font-name="Times New Roman" fo:font-weight="normal" officeooo:rsid="00723d47" style:font-weight-asian="normal" style:font-weight-complex="normal"/>
    </style:style>
    <style:style style:name="T19" style:family="text">
      <style:text-properties style:font-name="Times New Roman" fo:font-weight="normal" officeooo:rsid="0072d9f5" style:font-weight-asian="normal" style:font-weight-complex="normal"/>
    </style:style>
    <style:style style:name="T20" style:family="text">
      <style:text-properties style:font-name="Times New Roman" fo:font-weight="normal" officeooo:rsid="007899c7" style:font-weight-asian="normal" style:font-weight-complex="normal"/>
    </style:style>
    <style:style style:name="T21" style:family="text">
      <style:text-properties style:font-name="Times New Roman" fo:font-weight="normal" officeooo:rsid="007a802f" style:font-weight-asian="normal" style:font-weight-complex="normal"/>
    </style:style>
    <style:style style:name="T22" style:family="text">
      <style:text-properties style:font-name="Times New Roman" fo:font-weight="normal" officeooo:rsid="007b1f7a" style:font-weight-asian="normal" style:font-weight-complex="normal"/>
    </style:style>
    <style:style style:name="T23" style:family="text">
      <style:text-properties style:font-name="Times New Roman" fo:font-weight="normal" officeooo:rsid="007c516d" style:font-weight-asian="normal" style:font-weight-complex="normal"/>
    </style:style>
    <style:style style:name="T24" style:family="text">
      <style:text-properties style:font-name="Times New Roman" fo:font-weight="normal" officeooo:rsid="007d9cb5" style:font-weight-asian="normal" style:font-weight-complex="normal"/>
    </style:style>
    <style:style style:name="T25" style:family="text">
      <style:text-properties style:font-name="Times New Roman" fo:font-weight="normal" officeooo:rsid="007f7af9" style:font-weight-asian="normal" style:font-weight-complex="normal"/>
    </style:style>
    <style:style style:name="T26" style:family="text">
      <style:text-properties style:font-name="Times New Roman" fo:font-weight="normal" officeooo:rsid="0081b0ec" style:font-weight-asian="normal" style:font-weight-complex="normal"/>
    </style:style>
    <style:style style:name="T27" style:family="text">
      <style:text-properties style:font-name="Times New Roman" fo:font-weight="normal" officeooo:rsid="008288cb" style:font-weight-asian="normal" style:font-weight-complex="normal"/>
    </style:style>
    <style:style style:name="T28" style:family="text">
      <style:text-properties style:font-name="Times New Roman" fo:font-weight="normal" officeooo:rsid="0083f963" style:font-weight-asian="normal" style:font-weight-complex="normal"/>
    </style:style>
    <style:style style:name="T29" style:family="text">
      <style:text-properties style:font-name="Times New Roman" style:text-underline-style="solid" style:text-underline-width="auto" style:text-underline-color="font-color" fo:font-weight="bold" officeooo:rsid="00610cf5" style:font-weight-asian="bold" style:font-weight-complex="bold"/>
    </style:style>
    <style:style style:name="T30" style:family="text">
      <style:text-properties style:font-name="Times New Roman" fo:font-weight="bold" style:font-weight-asian="bold" style:font-weight-complex="bold"/>
    </style:style>
    <style:style style:name="T31" style:family="text">
      <style:text-properties style:font-name="Times New Roman" fo:font-weight="bold" officeooo:rsid="007a802f" style:font-weight-asian="bold" style:font-weight-complex="bold"/>
    </style:style>
    <style:style style:name="T32" style:family="text">
      <style:text-properties style:font-name="Times New Roman" fo:font-weight="bold" officeooo:rsid="007b1f7a" style:font-weight-asian="bold" style:font-weight-complex="bold"/>
    </style:style>
    <style:style style:name="T33" style:family="text">
      <style:text-properties officeooo:rsid="00584bac"/>
    </style:style>
    <style:style style:name="T34" style:family="text">
      <style:text-properties officeooo:rsid="005a9902"/>
    </style:style>
    <style:style style:name="T35" style:family="text">
      <style:text-properties fo:font-size="14pt" style:text-underline-style="solid" style:text-underline-width="auto" style:text-underline-color="font-color" fo:font-weight="bold" officeooo:rsid="006a4512" style:font-size-asian="14pt" style:font-weight-asian="bold" style:font-size-complex="14pt" style:font-weight-complex="bold"/>
    </style:style>
    <style:style style:name="T36" style:family="text">
      <style:text-properties fo:font-size="14pt" style:text-underline-style="solid" style:text-underline-width="auto" style:text-underline-color="font-color" fo:font-weight="bold" officeooo:rsid="006adb99" style:font-size-asian="14pt" style:font-weight-asian="bold" style:font-size-complex="14pt" style:font-weight-complex="bold"/>
    </style:style>
    <style:style style:name="T37" style:family="text">
      <style:text-properties officeooo:rsid="0071093a"/>
    </style:style>
    <style:style style:name="T38" style:family="text">
      <style:text-properties officeooo:rsid="00723d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89in" fo:text-indent="-0.25in" fo:margin-left="2.018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689in" fo:text-indent="-0.25in" fo:margin-left="2.26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89in" fo:text-indent="-0.25in" fo:margin-left="2.518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689in" fo:text-indent="-0.25in" fo:margin-left="2.76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0189in" fo:text-indent="-0.25in" fo:margin-left="3.018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689in" fo:text-indent="-0.25in" fo:margin-left="3.26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189in" fo:text-indent="-0.25in" fo:margin-left="3.518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689in" fo:text-indent="-0.25in" fo:margin-left="3.76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0189in" fo:text-indent="-0.25in" fo:margin-left="4.018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689in" fo:text-indent="-0.25in" fo:margin-left="4.2689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35">Introducing Google Platform</text:span></text:p>
      <text:p text:style-name="P1">1. What is cloud computing?</text:p>
      <text:p text:style-name="P2">Ans: Cloud computing is a way of using IT which has these five equally important traits.</text:p>
      <text:list xml:id="list1519039545" text:style-name="L1">
        <text:list-item>
          <text:p text:style-name="P17">On demand self-service: <text:span text:style-name="T1">No human intervention needed to get resources.</text:span></text:p>
        </text:list-item>
        <text:list-item>
          <text:p text:style-name="P17">Broad network access: <text:span text:style-name="T2">Access from anywhere.</text:span></text:p>
        </text:list-item>
        <text:list-item>
          <text:p text:style-name="P17">Resource pooling: <text:span text:style-name="T2">Provider shares resources to customers.</text:span></text:p>
        </text:list-item>
        <text:list-item>
          <text:p text:style-name="P17">Rapid elasticity: <text:span text:style-name="T3">Get more resources quickly as needed.</text:span></text:p>
        </text:list-item>
        <text:list-item>
          <text:p text:style-name="P17">Measured service: <text:span text:style-name="T3">Pay only for what you consume.</text:span></text:p>
        </text:list-item>
      </text:list>
      <text:p text:style-name="P3"/>
      <text:p text:style-name="P4">2. What is the History of GCP?</text:p>
      <text:p text:style-name="P4">Ans: In 2006, it is found that virtualization was mandatory. So at that time, google switched to containerized, automated system.</text:p>
      <text:p text:style-name="P4"/>
      <text:p text:style-name="P5">3. Describe on GCP computing architectures.</text:p>
      <text:p text:style-name="P6">Ans:<text:tab/>GCP provides:</text:p>
      <text:p text:style-name="P6"/>
      <text:list xml:id="list1886871874" text:style-name="L2">
        <text:list-item>
          <text:p text:style-name="P18"><text:span text:style-name="T4">IAAS →</text:span><text:span text:style-name="T5"> Infrastructure as a service</text:span></text:p>
        </text:list-item>
      </text:list>
      <text:list xml:id="list3636626359" text:style-name="L3">
        <text:list-item>
          <text:p text:style-name="P19">Provides r<text:span text:style-name="T6">aw computed storage network.</text:span></text:p>
        </text:list-item>
        <text:list-item>
          <text:p text:style-name="P19">Organized as a way of managing Data center.</text:p>
        </text:list-item>
      </text:list>
      <text:list xml:id="list233845234185615" text:continue-list="list1886871874" text:style-name="L2">
        <text:list-item>
          <text:p text:style-name="P20">PAAS →<text:span text:style-name="T5"> Platform as a service</text:span></text:p>
        </text:list-item>
      </text:list>
      <text:list xml:id="list2719437875" text:style-name="L4">
        <text:list-item>
          <text:p text:style-name="P21">Binds application code to library that gives access to the infrastructure an application needs, so that we can focus only on application logic.</text:p>
        </text:list-item>
      </text:list>
      <text:list xml:id="list233844947854317" text:continue-list="list233845234185615" text:style-name="L2">
        <text:list-item>
          <text:p text:style-name="P20">SAAS →<text:span text:style-name="T5"> Software as a service (Not directly related to GCP’s main trait)</text:span></text:p>
        </text:list-item>
      </text:list>
      <text:list xml:id="list1961054520" text:style-name="L5">
        <text:list-item>
          <text:p text:style-name="P30">Ex: Google drive, Google Doc, Google Search (End users can directly use)</text:p>
        </text:list-item>
      </text:list>
      <text:p text:style-name="P7"/>
      <text:p text:style-name="P8">4. How Google Network works?</text:p>
      <text:p text:style-name="P8">Ans: </text:p>
      <text:list xml:id="list2714494271" text:style-name="L6">
        <text:list-item>
          <text:p text:style-name="P31">40% of world’s internet traffic everyday.</text:p>
        </text:list-item>
        <text:list-item>
          <text:p text:style-name="P31">When an internet user sends traffic to google resource, <text:span text:style-name="T6">google responds to the user’s request from an edge network location that will provide lowest latency.</text:span></text:p>
        </text:list-item>
        <text:list-item>
          <text:p text:style-name="P32">Google’s edge-caching network sites <text:span text:style-name="T6">content close to end users to minimize latency.</text:span></text:p>
        </text:list-item>
      </text:list>
      <text:p text:style-name="P9"/>
      <text:p text:style-name="P10">5. <text:span text:style-name="T9">What is GCP regions and zones?</text:span></text:p>
      <text:p text:style-name="P11">Ans:</text:p>
      <text:list xml:id="list23404283" text:style-name="L7">
        <text:list-item>
          <text:p text:style-name="P22">Zone is the deployment area for google cloud platform resources.</text:p>
        </text:list-item>
        <text:list-item>
          <text:p text:style-name="P33">When <text:span text:style-name="T6">anyone launch a virtual machine in GCP using compute En</text:span><text:span text:style-name="T7">gin</text:span><text:span text:style-name="T6">e, it run in a zone he specifies.</text:span> <text:span text:style-name="T10">Although some of us might think of zone as being like GCP data center, that’s not accurate. Because </text:span><text:span text:style-name="T8">zone doesn’t correspond to a single physical building.</text:span></text:p>
        </text:list-item>
        <text:list-item>
          <text:p text:style-name="P23">Zones are grouped into regions, independent geographic areas, aan we can choose what regions our GCP resources are in. <text:span text:style-name="T11">All the zones in a region have fast connectivity among them.</text:span></text:p>
        </text:list-item>
        <text:list-item>
          <text:p text:style-name="P24">Locations within regions usually have round trip network latenc<text:span text:style-name="T12">y</text:span> of under 5 millisecond.</text:p>
        </text:list-item>
        <text:list-item>
          <text:p text:style-name="P34">We can think of a <text:s/>zone as a single failure domain within a region. As part of building a fault tolerant application, we can spread their resources across multiple zones in a region. <text:span text:style-name="T13">We can run resources in different regions too.</text:span></text:p>
        </text:list-item>
        <text:list-item>
          <text:p text:style-name="P25">A few GCP services support placing resources in what we call a Multi-region. That means resources are stored redundantly in at least two geographic locations. </text:p>
          <text:p text:style-name="P35"><text:span text:style-name="T6">Example: Google cloud storage</text:span> </text:p>
        </text:list-item>
        <text:list-item>
          <text:p text:style-name="P36">At the time of writing, <text:span text:style-name="T6">GCP has 24 regions with 73 total zones. There are 3 zones per region.</text:span></text:p>
        </text:list-item>
      </text:list>
      <text:p text:style-name="P26"/>
      <text:p text:style-name="P26"><text:soft-page-break/></text:p>
      <text:p text:style-name="P12">6. <text:span text:style-name="T14">Describe on Environmental responsibility of Google Cloud.</text:span></text:p>
      <text:p text:style-name="P13">Ans:</text:p>
      <text:list xml:id="list2853736519" text:style-name="L8">
        <text:list-item>
          <text:p text:style-name="P37">Virtual world is based on physical infrastructure. And all these racks of humming servers use vast amount of energy.</text:p>
        </text:list-item>
        <text:list-item>
          <text:p text:style-name="P38">Together all existing data centers use <text:span text:style-name="T6">roughly 2% of the world’s electricity.</text:span></text:p>
        </text:list-item>
        <text:list-item>
          <text:p text:style-name="P27">Google’s data centers were the first to achieve ISO 14001 certification, which is a standard that maps out a framework for improving efficiency and reducing waste.</text:p>
        </text:list-item>
      </text:list>
      <text:p text:style-name="P16"/>
      <text:p text:style-name="P14">7. Describe on Open API policy of Google</text:p>
      <text:p text:style-name="P15">Ans:</text:p>
      <text:list xml:id="list2527495308" text:style-name="L9">
        <text:list-item>
          <text:p text:style-name="P39">Some people are afraid to bring their workloads to the cloud because they are afraid they’ll get locked into a particular vendor.</text:p>
        </text:list-item>
        <text:list-item>
          <text:p text:style-name="P28">Google gives customers the ability to run their applications elsewhere, if Google becomes no longer the best provider for their needs.</text:p>
        </text:list-item>
        <text:list-item>
          <text:p text:style-name="P40">GCP services are compatible with open source products. For example, <text:span text:style-name="T6">Bigtable. Bigtable uses the interface of the open source database : Apache HBase.</text:span></text:p>
        </text:list-item>
        <text:list-item>
          <text:p text:style-name="P29">Cloud DataProc offers the open source big data environment Hadoop as a managed service.</text:p>
        </text:list-item>
        <text:list-item>
          <text:p text:style-name="P41">Google publishes key elements of technology using open source licenses to create ecosystems that provide customers with options other than Google. <text:span text:style-name="T33">For example:</text:span></text:p>
          <text:list>
            <text:list-header>
              <text:p text:style-name="P42">a. <text:span text:style-name="T6">Tensorflow:</text:span> An open source software library for machine learning developed inside google, is the heart of a strong open source ecosystem.</text:p>
              <text:p text:style-name="P43">b. Many GCP technologies provide interoperability. For example: Kubernetes.</text:p>
              <text:p text:style-name="P43">c. <text:span text:style-name="T6">Kubernetes:</text:span> given customers the ability to mix and match microservices running acros<text:span text:style-name="T34">s</text:span> different clouds.</text:p>
              <text:p text:style-name="P44">d. <text:span text:style-name="T6">Google Stackdriver:</text:span> Lets customer monitor workload across multiple cloud providers.</text:p>
            </text:list-header>
          </text:list>
        </text:list-item>
      </text:list>
      <text:p text:style-name="P45"/>
      <text:p text:style-name="P46">8. Describe different services of GCP.</text:p>
      <text:p text:style-name="P46">Ans:</text:p>
      <text:p text:style-name="P46"><text:tab/>GCP is comprised with number of service . They are given below:</text:p>
      <text:list xml:id="list386091040" text:style-name="L11">
        <text:list-item>
          <text:p text:style-name="P54"><text:span text:style-name="T29">Compute Service:</text:span></text:p>
        </text:list-item>
      </text:list>
      <text:list xml:id="list2516660855" text:style-name="L16">
        <text:list-item>
          <text:p text:style-name="P68">Compute Engine</text:p>
        </text:list-item>
        <text:list-item>
          <text:p text:style-name="P68">Kubernetes Engine</text:p>
        </text:list-item>
        <text:list-item>
          <text:p text:style-name="P68">App Engine</text:p>
        </text:list-item>
        <text:list-item>
          <text:p text:style-name="P68">Cloud Functions </text:p>
        </text:list-item>
      </text:list>
      <text:p text:style-name="P69"/>
      <text:list xml:id="list233844733788791" text:continue-list="list386091040" text:style-name="L11">
        <text:list-item>
          <text:p text:style-name="P47">Storage Service:</text:p>
        </text:list-item>
      </text:list>
      <text:list xml:id="list2434470421" text:style-name="L17">
        <text:list-item>
          <text:p text:style-name="P48">Bigtable</text:p>
        </text:list-item>
        <text:list-item>
          <text:p text:style-name="P48">Cloud Storage</text:p>
        </text:list-item>
        <text:list-item>
          <text:p text:style-name="P48">Cloud SQL</text:p>
        </text:list-item>
        <text:list-item>
          <text:p text:style-name="P48">Cloud Spanner</text:p>
        </text:list-item>
        <text:list-item>
          <text:p text:style-name="P48">Cloud DataStore</text:p>
          <text:p text:style-name="P48"/>
        </text:list-item>
      </text:list>
      <text:list xml:id="list233846099632086" text:continue-list="list233844733788791" text:style-name="L11">
        <text:list-item>
          <text:p text:style-name="P47">Big Data Service:</text:p>
        </text:list-item>
      </text:list>
      <text:list xml:id="list3303564117" text:style-name="L18">
        <text:list-item>
          <text:p text:style-name="P49">Big Query</text:p>
        </text:list-item>
        <text:list-item>
          <text:p text:style-name="P49">Pub / Sub</text:p>
        </text:list-item>
        <text:list-item>
          <text:p text:style-name="P49">Data Proc</text:p>
        </text:list-item>
        <text:list-item>
          <text:p text:style-name="P49">Data Lab</text:p>
        </text:list-item>
      </text:list>
      <text:p text:style-name="P50"/>
      <text:p text:style-name="P50"/>
      <text:p text:style-name="P50"><text:soft-page-break/></text:p>
      <text:list xml:id="list233845792028194" text:continue-list="list233846099632086" text:style-name="L11">
        <text:list-item>
          <text:p text:style-name="P47">ML Service:</text:p>
        </text:list-item>
      </text:list>
      <text:list xml:id="list612426661" text:style-name="L19">
        <text:list-item>
          <text:p text:style-name="P51">Natural Language API</text:p>
        </text:list-item>
        <text:list-item>
          <text:p text:style-name="P51">Vision API</text:p>
        </text:list-item>
        <text:list-item>
          <text:p text:style-name="P51">Speech API</text:p>
        </text:list-item>
        <text:list-item>
          <text:p text:style-name="P51">Translate API</text:p>
        </text:list-item>
        <text:list-item>
          <text:p text:style-name="P51">Machine Learning</text:p>
        </text:list-item>
      </text:list>
      <text:p text:style-name="P52"/>
      <text:p text:style-name="P52"><text:tab/><text:tab/><text:tab/></text:p>
      <text:p text:style-name="P52"><text:tab/><text:tab/><text:tab/><text:tab/><text:tab/><text:span text:style-name="T36">Module Introduction</text:span></text:p>
      <text:list xml:id="list233845358822923" text:continue-list="list2527495308" text:style-name="L9">
        <text:list-header>
          <text:p text:style-name="P41"><text:span text:style-name="T36"/></text:p>
          <text:p text:style-name="P41"><text:span text:style-name="T37">9. </text:span><text:span text:style-name="T38">When we use project in GCP?</text:span></text:p>
        </text:list-header>
      </text:list>
      <text:p text:style-name="P55"><text:span text:style-name="T18"><text:tab/> </text:span><text:span text:style-name="T19">Ans:</text:span></text:p>
      <text:list xml:id="list3945961983" text:style-name="L21">
        <text:list-item>
          <text:p text:style-name="P56"><text:span text:style-name="T17">When we run workload in GCP, we use projects to organize them.</text:span></text:p>
        </text:list-item>
        <text:list-item>
          <text:p text:style-name="P57"><text:span text:style-name="T17">P</text:span><text:span text:style-name="T16">rojects are the main way, we organize the resources we use in GCP.</text:span></text:p>
        </text:list-item>
      </text:list>
      <text:p text:style-name="P58"><text:span text:style-name="T16"><text:tab/></text:span></text:p>
      <text:p text:style-name="P58"><text:span text:style-name="T20"><text:tab/>10. What is IM or IAM in GCP?</text:span></text:p>
      <text:p text:style-name="P58"><text:span text:style-name="T20"><text:tab/>Ans: </text:span></text:p>
      <text:list xml:id="list2898896060" text:style-name="L23">
        <text:list-item>
          <text:p text:style-name="P59"><text:span text:style-name="T20">W</text:span><text:span text:style-name="T16">e use Google cloud </text:span><text:span text:style-name="T30">Identity and Access Management</text:span><text:span text:style-name="T16"> IM/ IAM to control who can do what.</text:span></text:p>
        </text:list-item>
        <text:list-item>
          <text:p text:style-name="P60"><text:span text:style-name="T16">GCP customers use IAM or IM to implement Least privilege and it make everybody happier.</text:span></text:p>
        </text:list-item>
        <text:list-item>
          <text:p text:style-name="P61"><text:span text:style-name="T16">Google provide IAM to help customers to implement the policies the choose at the security layers.</text:span></text:p>
        </text:list-item>
      </text:list>
      <text:p text:style-name="P62"><text:span text:style-name="T16"/></text:p>
      <text:p text:style-name="P62"><text:span text:style-name="T21"><text:tab/>11. What is the </text:span><text:span text:style-name="T31">principle of least privilege</text:span><text:span text:style-name="T21">?</text:span></text:p>
      <text:p text:style-name="P63"><text:span text:style-name="T21"><text:tab/>Ans: </text:span></text:p>
      <text:p text:style-name="P63"><text:span text:style-name="T21"><text:tab/><text:tab/></text:span><text:span text:style-name="T32">This principle says that each user should have only those privileges needed to do <text:tab/>their jobs.</text:span><text:span text:style-name="T22"> </text:span><text:span text:style-name="T23">In a least privilege environment people are protected from an entire class of <text:tab/></text:span><text:span text:style-name="T24">e</text:span><text:span text:style-name="T23">rrors.</text:span></text:p>
      <text:p text:style-name="P63"><text:span text:style-name="T23"><text:tab/></text:span></text:p>
      <text:p text:style-name="P63"><text:span text:style-name="T23"><text:tab/></text:span><text:span text:style-name="T25">12. How many ways we can interact with GCP’s management layer?</text:span></text:p>
      <text:p text:style-name="P63"><text:span text:style-name="T25"><text:tab/>Ans: </text:span></text:p>
      <text:p text:style-name="P63"><text:span text:style-name="T25"><text:tab/><text:tab/>There are 4 ways to interact with GCP’s management layer:</text:span></text:p>
      <text:list xml:id="list800356972" text:style-name="L24">
        <text:list-item>
          <text:p text:style-name="P66"><text:span text:style-name="T15">Through Web-based console</text:span></text:p>
        </text:list-item>
        <text:list-item>
          <text:p text:style-name="P66"><text:span text:style-name="T15">Through SDK and it’s command line tools</text:span></text:p>
        </text:list-item>
        <text:list-item>
          <text:p text:style-name="P64"><text:span text:style-name="T16">Through the APIs</text:span></text:p>
        </text:list-item>
        <text:list-item>
          <text:p text:style-name="P64"><text:span text:style-name="T16">Through a mobile APP</text:span></text:p>
        </text:list-item>
      </text:list>
      <text:p text:style-name="P65"><text:span text:style-name="T16"/></text:p>
      <text:p text:style-name="P65"><text:span text:style-name="T26">13. How the security layer is handled when an application is moved to GCP?</text:span></text:p>
      <text:p text:style-name="P67"><text:span text:style-name="T16">Ans: </text:span></text:p>
      <text:p text:style-name="P67"><text:span text:style-name="T16"><text:tab/></text:span><text:span text:style-name="T27">When we move an application to GCP, Google handles many of the lower layers of security. </text:span><text:span text:style-name="T28">The upper layers of the security stack remain the customer’s responsibility.</text:span></text:p>
      <text:p text:style-name="P65"><text:span text:style-name="T2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1:34:02.833440220</meta:creation-date>
    <meta:generator>LibreOffice/6.4.6.2$Linux_X86_64 LibreOffice_project/40$Build-2</meta:generator>
    <dc:date>2021-03-11T23:38:44.258263431</dc:date>
    <meta:editing-duration>PT6H7M59S</meta:editing-duration>
    <meta:editing-cycles>116</meta:editing-cycles>
    <meta:document-statistic meta:table-count="0" meta:image-count="0" meta:object-count="0" meta:page-count="3" meta:paragraph-count="103" meta:word-count="995" meta:character-count="5714" meta:non-whitespace-character-count="4846"/>
  </office:meta>
</office:document-meta>
</file>